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Sans" svg:font-family="Liberation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LiberationSans" fo:font-size="12pt" style:font-name-asian="LiberationSans" style:font-size-asian="12pt" style:font-name-complex="LiberationSans" style:font-size-complex="12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LiberationSans" fo:font-size="12pt" officeooo:paragraph-rsid="00137edb" style:font-name-asian="LiberationSans" style:font-size-asian="12pt" style:font-name-complex="LiberationSans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LiberationSans" fo:font-size="12pt" officeooo:rsid="00137edb" style:font-name-asian="LiberationSans" style:font-size-asian="12pt" style:font-name-complex="LiberationSans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LiberationSans" fo:font-size="12pt" officeooo:paragraph-rsid="00137edb" style:font-name-asian="LiberationSans" style:font-size-asian="12pt" style:font-name-complex="LiberationSans" style:font-size-complex="12pt"/>
    </style:style>
    <style:style style:name="T1" style:family="text">
      <style:text-properties officeooo:rsid="00137edb"/>
    </style:style>
    <style:style style:name="T2" style:family="text">
      <style:text-properties officeooo:rsid="0015a5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el<text:tab/><text:tab/><text:tab/><text:span text:style-name="T1">Rejsekort 2.0</text:span></text:p>
      <text:p text:style-name="P3"/>
      <text:p text:style-name="P1">Projektperiode <text:tab/><text:span text:style-name="T1">2. december 2013 – 20. december 2013 </text:span></text:p>
      <text:p text:style-name="P3"/>
      <text:p text:style-name="P1">Synopsis <text:tab/><text:tab/>Rapporten er en dokumentation for projektforløbet under <text:span text:style-name="T1">4</text:span>. semester <text:tab/><text:tab/><text:tab/>på datamatiker AK uddannelsen, University College Nordjylland.</text:p>
      <text:p text:style-name="P1"/>
      <text:p text:style-name="P1"><text:tab/><text:tab/><text:tab/>Projektet omhandler en <text:span text:style-name="T1">fiktiv </text:span>case <text:span text:style-name="T1">for trafikselskaberne</text:span>; <text:span text:style-name="T1">Rejsekort 2.0 <text:tab/><text:tab/><text:tab/>med forbedret brugervenlighed.</text:span></text:p>
      <text:p text:style-name="P1"/>
      <text:p text:style-name="P1"><text:tab/><text:tab/><text:tab/>Der er blevet lagt vægt på selve processen og denne rapport</text:p>
      <text:p text:style-name="P1"><text:tab/><text:tab/><text:tab/>udgør derfor en væsentlig del af projektet.</text:p>
      <text:p text:style-name="P1"/>
      <text:p text:style-name="P1">Vejleder <text:tab/><text:tab/><text:span text:style-name="T1">Gunhild </text:span><text:span text:style-name="T2">Marie</text:span><text:span text:style-name="T1"> Andersen og Mogens </text:span><text:span text:style-name="T2">Holm Iversen</text:span></text:p>
      <text:p text:style-name="P3"/>
      <text:p text:style-name="P3"/>
      <text:p text:style-name="P1">Deltagere <text:tab/><text:tab/>Chris Tindbæk</text:p>
      <text:p text:style-name="P1"/>
      <text:p text:style-name="P2"><text:tab/><text:tab/><text:tab/></text:p>
      <text:p text:style-name="P2"><text:tab/><text:tab/><text:tab/>_____________________________________</text:p>
      <text:p text:style-name="P1"/>
      <text:p text:style-name="P1"/>
      <text:p text:style-name="P1"><text:tab/><text:tab/><text:tab/>Mads Nielsen</text:p>
      <text:p text:style-name="P1"/>
      <text:p text:style-name="P2"><text:tab/><text:tab/><text:tab/></text:p>
      <text:p text:style-name="P2"><text:tab/><text:tab/><text:tab/>_____________________________________</text:p>
      <text:p text:style-name="P1"/>
      <text:p text:style-name="P1"/>
      <text:p text:style-name="P1"><text:tab/><text:tab/><text:tab/>Morten Klim Sørensen</text:p>
      <text:p text:style-name="P2"><text:tab/><text:tab/><text:tab/></text:p>
      <text:p text:style-name="P2"><text:tab/><text:tab/><text:tab/></text:p>
      <text:p text:style-name="P2"><text:tab/><text:tab/><text:tab/>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LiberationSans" svg:font-family="Liberation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6T14:28:51.07</meta:creation-date>
    <dc:date>2014-01-06T16:36:14.10</dc:date>
    <meta:editing-duration>PT2M37S</meta:editing-duration>
    <meta:editing-cycles>2</meta:editing-cycles>
    <meta:generator>LibreOffice/3.6$Windows_x86 LibreOffice_project/e29a214-2bbed72-0621de6-a97528c-8f066d</meta:generator>
    <meta:document-statistic meta:table-count="0" meta:image-count="0" meta:object-count="0" meta:page-count="1" meta:paragraph-count="17" meta:word-count="77" meta:character-count="685" meta:non-whitespace-character-count="569"/>
  </office:meta>
</office:document-meta>
</file>